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97.1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" office:value-type="string" calcext:value-type="string">
            <text:p>Ajouter des sé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ireframe de la page « AjoutSéries »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tyle tiles de la page « AjoutSéries »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AjoutSéries »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liaison au contrôleur « AjoutSéries »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<text:s/>« AjoutSéries »</text:p>
          </table:table-cell>
          <table:table-cell table:style-name="ce2" office:value-type="string" calcext:value-type="string">
            <text:p>A,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AjoutSéries »</text:p>
          </table:table-cell>
          <table:table-cell table:style-name="ce2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AjoutSéries</text:p>
          </table:table-cell>
          <table:table-cell table:style-name="ce2" office:value-type="string" calcext:value-type="string">
            <text:p>F, D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1-04T13:47:34Z</meta:creation-date>
    <dc:date>2017-01-20T17:03:19.372088226</dc:date>
    <meta:editing-cycles>3</meta:editing-cycles>
    <meta:editing-duration>PT3M30S</meta:editing-duration>
    <meta:document-statistic meta:table-count="1" meta:cell-count="26" meta:object-count="0"/>
  </office:meta>
</office:document-meta>
</file>